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14pt" style:font-size-asian="14pt"/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name="T8" style:parent-style-name="DefaultParagraphFont" style:family="text">
      <style:text-properties fo:font-size="14pt" style:font-size-asian="14pt"/>
    </style:style>
    <style:style style:name="T9" style:parent-style-name="DefaultParagraphFont" style:family="text">
      <style:text-properties fo:font-size="14pt" style:font-size-asian="14pt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3pt" style:font-size-asian="3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DefaultParagraphFont" style:family="text">
      <style:text-properties fo:font-size="14pt" style:font-size-asian="14pt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size="14pt" style:font-size-asian="14pt"/>
    </style:style>
    <style:style style:name="T19" style:parent-style-name="DefaultParagraphFont" style:family="text">
      <style:text-properties fo:font-size="14pt" style:font-size-asian="14pt"/>
    </style:style>
    <style:style style:name="T20" style:parent-style-name="DefaultParagraphFont" style:family="text">
      <style:text-properties fo:font-size="14pt" style:font-size-asian="14pt"/>
    </style:style>
    <style:style style:name="T21" style:parent-style-name="DefaultParagraphFont" style:family="text">
      <style:text-properties fo:font-size="14pt" style:font-size-asian="14pt"/>
    </style:style>
    <style:style style:name="P22" style:parent-style-name="ListParagraph" style:family="paragraph">
      <style:text-properties fo:font-size="3pt" style:font-size-asian="3pt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size="14pt" style:font-size-asian="14pt"/>
    </style:style>
    <style:style style:name="T26" style:parent-style-name="DefaultParagraphFont" style:family="text">
      <style:text-properties fo:font-size="14pt" style:font-size-asian="14pt"/>
    </style:style>
    <style:style style:name="T27" style:parent-style-name="DefaultParagraphFont" style:family="text">
      <style:text-properties fo:font-size="14pt" style:font-size-asian="14pt"/>
    </style:style>
    <style:style style:name="T28" style:parent-style-name="DefaultParagraphFont" style:family="text">
      <style:text-properties fo:font-size="14pt" style:font-size-asian="14pt"/>
    </style:style>
    <style:style style:name="P29" style:parent-style-name="ListParagraph" style:family="paragraph">
      <style:text-properties fo:font-size="3pt" style:font-size-asian="3pt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size="14pt" style:font-size-asian="14pt"/>
    </style:style>
    <style:style style:name="T33" style:parent-style-name="DefaultParagraphFont" style:family="text">
      <style:text-properties fo:font-size="14pt" style:font-size-asian="14pt"/>
    </style:style>
    <style:style style:name="T34" style:parent-style-name="DefaultParagraphFont" style:family="text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T36" style:parent-style-name="DefaultParagraphFont" style:family="text">
      <style:text-properties fo:font-size="14pt" style:font-size-asian="14pt"/>
    </style:style>
    <style:style style:name="T37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SOLUTIONS</text:p>
      <text:list text:style-name="LFO1" text:continue-numbering="true">
        <text:list-item>
          <text:p text:style-name="P2"><text:span text:style-name="T3">Platform</text:span><text:span text:style-name="T4">.<text:s/></text:span><text:span text:style-name="T5">To keep the platforms in the same place relative to the character all the time, I had to work out a correct interval which put it further ahead each time. As the character<text:s/></text:span><text:span text:style-name="T6">sped up, the distance moved<text:s/></text:span><text:span text:style-name="T7">by</text:span><text:span text:style-name="T8"><text:s/>the platform increased by two<text:s/></text:span><text:span text:style-name="T9">units per interval to compensate for increase in player speed.</text:span></text:p>
        </text:list-item>
      </text:list>
      <text:p text:style-name="P10"/>
      <text:list text:style-name="LFO1" text:continue-numbering="true">
        <text:list-item>
          <text:p text:style-name="P11"><text:span text:style-name="T12">Player</text:span><text:span text:style-name="T13">.<text:s/></text:span><text:span text:style-name="T14">As force did not seem to be working so well, I had to look for some other way to move the character. After looking on the unity databases, I found some i</text:span><text:span text:style-name="T15">nformation about velocity. This meant the speed would forever stay<text:s/></text:span><text:span text:style-name="T16">the same</text:span><text:span text:style-name="T17"><text:s/>and never change. I then<text:s/></text:span><text:span text:style-name="T18">researched how to implement</text:span><text:span text:style-name="T19"><text:s/>it and<text:s/></text:span><text:span text:style-name="T20">include it in</text:span><text:span text:style-name="T21"><text:s/>my script.</text:span></text:p>
        </text:list-item>
      </text:list>
      <text:p text:style-name="P22"/>
      <text:list text:style-name="LFO1" text:continue-numbering="true">
        <text:list-item>
          <text:p text:style-name="P23"><text:span text:style-name="T24">Jump</text:span><text:span text:style-name="T25">.<text:s/></text:span><text:span text:style-name="T26">Similar to the horizontal movement, the vertical movement was changing as more force was put on it<text:s/></text:span><text:span text:style-name="T27">constantly. Though as the velocity would have to change because jumping means going up, slowing, then going down, it would be easiest if the force itself was kept. Then by adding a maximum velocity as well, there is a limit put on the force so no more than</text:span><text:span text:style-name="T28"><text:s/>one jump can be performed at once.</text:span></text:p>
        </text:list-item>
      </text:list>
      <text:p text:style-name="P29"/>
      <text:list text:style-name="LFO1" text:continue-numbering="true">
        <text:list-item>
          <text:p text:style-name="P30"><text:span text:style-name="T31">Camera position</text:span><text:span text:style-name="T32">.<text:s/></text:span><text:span text:style-name="T33">To refer to the character sprite from the main camera, I looked back on the Unity databases to find what to do. I came across another type of variable, public variables, the first being a private variable. This public v</text:span><text:span text:style-name="T34">ariable could be assigned in Unity, outside of the script meaning any other Game Object could be referenced in the main camera’s script.</text:span></text:p>
        </text:list-item>
      </text:list>
      <text:p text:style-name="P35">By<text:s/>tackling these problems with my code, I learn more about basic C#.<text:s/>Researching and implementing these solutions<text:s/>mean I will have that skill with me for future<text:s/>projects. By attempting to solve<text:s/>each problem, I learn about new functions to use, etc.<text:s/></text:p>
      <text:p text:style-name="Normal"><text:span text:style-name="T36">From learning these specific solutions, it became much easier for me to program the game. It also meant that when I came</text:span><text:span text:style-name="T37"><text:s/>to more difficult problems, for more experienced code, I could find ways to do things with the information I had gathered. This will hopefully keep going so I can solve any large problem by splitting it into small simple problems which I can solve easi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8:09:00Z</meta:creation-date>
    <dc:date>2017-06-27T20:25:00Z</dc:date>
    <meta:template xlink:href="Normal" xlink:type="simple"/>
    <meta:editing-cycles>5</meta:editing-cycles>
    <meta:editing-duration>PT1560S</meta:editing-duration>
    <meta:document-statistic meta:page-count="1" meta:paragraph-count="4" meta:word-count="304" meta:character-count="2035" meta:row-count="14" meta:non-whitespace-character-count="1735"/>
  </office:meta>
</office:document-meta>
</file>